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7801" officeooo:paragraph-rsid="000b7801"/>
    </style:style>
    <style:style style:name="P2" style:family="paragraph" style:parent-style-name="Standard">
      <style:text-properties officeooo:rsid="000b7801" officeooo:paragraph-rsid="000be279"/>
    </style:style>
    <style:style style:name="P3" style:family="paragraph" style:parent-style-name="Standard">
      <style:text-properties officeooo:rsid="000b7801" officeooo:paragraph-rsid="000cd541"/>
    </style:style>
    <style:style style:name="P4" style:family="paragraph" style:parent-style-name="Standard">
      <style:text-properties officeooo:rsid="000cd541" officeooo:paragraph-rsid="000cd541"/>
    </style:style>
    <style:style style:name="P5" style:family="paragraph" style:parent-style-name="Standard">
      <style:text-properties fo:font-size="15pt" officeooo:rsid="000cd541" officeooo:paragraph-rsid="000cd541" style:font-size-asian="13.1000003814697pt" style:font-size-complex="15pt"/>
    </style:style>
    <style:style style:name="P6" style:family="paragraph" style:parent-style-name="Standard">
      <style:text-properties fo:font-size="15pt" officeooo:rsid="000b7801" officeooo:paragraph-rsid="000cd541" style:font-size-asian="15pt" style:font-size-complex="15pt"/>
    </style:style>
    <style:style style:name="T1" style:family="text">
      <style:text-properties officeooo:rsid="000be279"/>
    </style:style>
    <style:style style:name="T2" style:family="text">
      <style:text-properties officeooo:rsid="000cd5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uncionamento da empresa:</text:p>
      <text:p text:style-name="P4"/>
      <text:p text:style-name="P4"/>
      <text:p text:style-name="P1">Sistema de controle de vendas eo caderno caixa, funciona na forma de gravar as informaçoes necessarias para controle de vendas da empresa em um caderno.</text:p>
      <text:p text:style-name="P1"/>
      <text:p text:style-name="P1">A empresa não tem controle de estoque, o reuqerimento dos produtos e acessorios necessarios para funcionamente e feito em base do que precisa, sem nenhuma m<text:span text:style-name="T2">é</text:span>dia de gasto diario, nem de compra por pedido. <text:span text:style-name="T2">São</text:span> sempre valores que “supostamente” suprirá as necessidades. </text:p>
      <text:p text:style-name="P1"/>
      <text:p text:style-name="P1">A empresa funciona cumprindo 3 passos: 1: pedido do cliente, 2: preparo, 3: entrega.</text:p>
      <text:p text:style-name="P1"/>
      <text:p text:style-name="P1">1 : o cliente liga na empresa, faz seu pedido. Este pedido e escrito em um papel que é levado ate a cozinha para o preparo, alem disso, o pedido já e escrito tambem no caderno caixa, onde sera conferido após o espediente.</text:p>
      <text:p text:style-name="P1"/>
      <text:p text:style-name="P2">2 : o cozinheiro olha o bilhete com o pedido, e após preparar, <text:span text:style-name="T1">o bilhete e</text:span> coloca<text:span text:style-name="T1">d</text:span>o em uma caixa <text:span text:style-name="T1">para ser conferido junto ao caderno caixa após o espediente.</text:span></text:p>
      <text:p text:style-name="P2"/>
      <text:p text:style-name="P2"><text:span text:style-name="T1">3 : entregador recebe um bilhete com o endereço do cliente referente à entrega, que após completar sua tarefa tambem guarda o bilhete consigo, para conferir após o espediente.</text:span></text:p>
      <text:p text:style-name="P2"/>
      <text:p text:style-name="P3"><text:span text:style-name="T1">A empresa funciona desta forma desde que começou a funcionar. E uma estrategia q funciona, mas da bastante confusao as vezes, pois quando acontece uma falha em uma das etapas, atrapalha todo o processo, que atrapalhoa os próximos, e acaba que complica bastante, atrapalhando a competecia, desempenho e potencial da empresa.</text:span> </text:p>
      <text:p text:style-name="P3"/>
      <text:p text:style-name="P6"><text:s/><text:span text:style-name="T2">Proposta de informatizaçao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9:14:40.621301569</meta:creation-date>
    <dc:date>2016-03-18T20:18:20.449084327</dc:date>
    <meta:editing-duration>PT8M38S</meta:editing-duration>
    <meta:editing-cycles>1</meta:editing-cycles>
    <meta:document-statistic meta:table-count="0" meta:image-count="0" meta:object-count="0" meta:page-count="1" meta:paragraph-count="9" meta:word-count="240" meta:character-count="1433" meta:non-whitespace-character-count="1199"/>
    <meta:generator>LibreOffice/5.0.2.2$Linux_X86_64 LibreOffice_project/00m0$Build-2</meta:generator>
  </office:meta>
</office:document-meta>
</file>